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2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ro8" style:family="table-row">
      <style:table-row-properties style:row-height="1.81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office:value-type="string">
            <text:p>/actions</text:p>
          </table:table-cell>
          <table:table-cell table:formula="of:=[.K2]+[.L2]" office:value-type="float" office:value="112">
            <text:p>112</text:p>
          </table:table-cell>
          <table:table-cell table:formula="of:=COUNTBLANK([.E2:.H29])" office:value-type="float" office:value="36">
            <text:p>36</text:p>
          </table:table-cell>
          <table:table-cell table:formula="of:=COUNTA([.E2:.H29])" office:value-type="float" office:value="76">
            <text:p>76</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678571428571429">
            <text:p>67,86%</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2">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2">
          <table:table-cell office:value-type="string">
            <text:p>ail-signed-part</text:p>
          </table:table-cell>
          <table:table-cell office:value-type="string">
            <text:p>mail-signed-part</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8">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office:value-type="string">
            <text:p>Mail-forwarded</text:p>
          </table:table-cell>
          <table:table-cell office:value-type="string">
            <text:p>mail-forward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office:value-type="string">
            <text:p>Mail-signed-verified</text:p>
          </table:table-cell>
          <table:table-cell office:value-type="string">
            <text:p>mail-signed-verifi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message-new</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message-read</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reply-sender</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reply-all</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reply-list</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unread-new</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important</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mark-unread</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number-rows-repeated="65506">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7">27-09-2009</text:date>, <text:time>22:11: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27T22:11:58</dc:date>
    <meta:editing-duration>PT22H11M30S</meta:editing-duration>
    <meta:editing-cycles>30</meta:editing-cycles>
    <meta:generator>OpenOffice.org/3.0$Linux OpenOffice.org_project/300m15$Build-9379</meta:generator>
    <dc:creator>nuno pinheiro</dc:creator>
    <meta:document-statistic meta:table-count="3" meta:cell-count="177" meta:object-count="0"/>
    <meta:user-defined meta:name="Info 1"/>
    <meta:user-defined meta:name="Info 2"/>
    <meta:user-defined meta:name="Info 3"/>
    <meta:user-defined meta:name="Info 4"/>
  </office:meta>
</office:document-meta>
</file>